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Standard">
      <style:paragraph-properties fo:margin-left="3.752cm" fo:margin-right="0cm" fo:text-indent="0cm" style:auto-text-indent="false"/>
    </style:style>
    <style:style style:name="P16" style:family="paragraph" style:parent-style-name="List">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8"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19"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0" style:family="paragraph" style:parent-style-name="List">
      <style:paragraph-properties fo:margin-left="3.752cm" fo:margin-right="0cm" fo:text-indent="0cm" style:auto-text-indent="false">
        <style:tab-stops>
          <style:tab-stop style:position="0.665cm"/>
        </style:tab-stops>
      </style:paragraph-properties>
    </style:style>
    <style:style style:name="P21" style:family="paragraph" style:parent-style-name="Text_20_body">
      <style:paragraph-properties fo:margin-left="3.752cm" fo:margin-right="0cm" fo:text-indent="0cm" style:auto-text-indent="false"/>
    </style:style>
    <style:style style:name="P22" style:family="paragraph" style:parent-style-name="Text_20_body">
      <style:paragraph-properties fo:margin-left="3.752cm" fo:margin-right="0cm" fo:text-indent="0cm" style:auto-text-indent="false">
        <style:tab-stops>
          <style:tab-stop style:position="0.69cm"/>
        </style:tab-stops>
      </style:paragraph-properties>
    </style:style>
    <style:style style:name="P23"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6"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7" style:family="paragraph" style:parent-style-name="Standard">
      <style:paragraph-properties fo:margin-left="3.009cm" fo:margin-right="0cm" fo:text-indent="0cm" style:auto-text-indent="false"/>
    </style:style>
    <style:style style:name="P28" style:family="paragraph" style:parent-style-name="Code">
      <style:paragraph-properties fo:margin-left="3.009cm" fo:margin-right="0cm" fo:text-indent="0cm" style:auto-text-indent="false"/>
    </style:style>
    <style:style style:name="P29" style:family="paragraph" style:parent-style-name="Heading_20_3">
      <style:paragraph-properties fo:text-align="start" style:justify-single-word="false"/>
    </style:style>
    <style:style style:name="P30" style:family="paragraph" style:parent-style-name="Heading_20_3">
      <style:paragraph-properties fo:margin-left="3.002cm" fo:margin-right="0cm" fo:text-indent="0cm" style:auto-text-indent="false"/>
    </style:style>
    <style:style style:name="P31" style:family="paragraph" style:parent-style-name="Text_20_body">
      <style:paragraph-properties fo:margin-left="3.002cm" fo:margin-right="0cm" fo:text-indent="0cm" style:auto-text-indent="false"/>
    </style:style>
    <style:style style:name="P32" style:family="paragraph" style:parent-style-name="Heading_20_3">
      <style:paragraph-properties fo:margin-top="0.3cm" fo:margin-bottom="0.42cm"/>
    </style:style>
    <style:style style:name="P33"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style:use-window-font-color="true" style:font-name="Monaco1" fo:font-size="9pt" style:font-name-asian="Helvetica" style:font-size-asian="9pt" style:font-name-complex="Helvetica" style:font-size-complex="9pt"/>
    </style:style>
    <style:style style:name="P35" style:family="paragraph" style:parent-style-name="Code">
      <style:paragraph-properties fo:line-height="100%"/>
    </style:style>
    <style:style style:name="P36" style:family="paragraph" style:parent-style-name="Code">
      <style:text-properties fo:background-color="transparent"/>
    </style:style>
    <style:style style:name="P37" style:family="paragraph" style:parent-style-name="Code">
      <style:text-properties fo:font-size="8pt" style:font-size-asian="8pt" style:font-size-complex="8pt"/>
    </style:style>
    <style:style style:name="P38" style:family="paragraph" style:parent-style-name="Code">
      <style:paragraph-properties fo:margin-top="0cm" fo:margin-bottom="0.4cm"/>
    </style:style>
    <style:style style:name="P39" style:family="paragraph" style:parent-style-name="Code">
      <style:paragraph-properties fo:margin-top="0cm" fo:margin-bottom="0cm"/>
    </style:style>
    <style:style style:name="P40"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1" style:family="paragraph" style:parent-style-name="Code" style:master-page-name="">
      <style:paragraph-properties fo:margin-top="0cm" fo:margin-bottom="0cm" style:page-number="auto">
        <style:tab-stops/>
      </style:paragraph-properties>
    </style:style>
    <style:style style:name="P42" style:family="paragraph" style:parent-style-name="List">
      <style:text-properties fo:color="#000000" style:font-name="Optima1" fo:font-size="10pt" style:font-name-asian="Tahoma4" style:font-size-asian="10pt" style:font-name-complex="Tahoma4" style:font-size-complex="10pt"/>
    </style:style>
    <style:style style:name="P43" style:family="paragraph" style:parent-style-name="List">
      <style:paragraph-properties fo:margin-left="2.341cm" fo:margin-right="0cm" fo:text-indent="0cm" style:auto-text-indent="false"/>
    </style:style>
    <style:style style:name="P44" style:family="paragraph" style:parent-style-name="List">
      <style:paragraph-properties fo:margin-left="2.501cm" fo:margin-right="0cm" fo:text-indent="0cm" style:auto-text-indent="false"/>
    </style:style>
    <style:style style:name="P45" style:family="paragraph" style:parent-style-name="List">
      <style:paragraph-properties fo:margin-left="2.501cm" fo:margin-right="0cm" fo:text-indent="0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8"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style:font-name="Monaco1" fo:font-size="9pt" style:font-size-asian="9pt" style:font-size-complex="9pt"/>
    </style:style>
    <style:style style:name="P56" style:family="paragraph" style:parent-style-name="Text_20_body">
      <style:paragraph-properties fo:margin-left="5.002cm" fo:margin-right="0cm" fo:text-indent="0cm" style:auto-text-indent="false"/>
    </style:style>
    <style:style style:name="P57" style:family="paragraph" style:parent-style-name="Text_20_body">
      <style:paragraph-properties fo:margin-left="3.013cm" fo:margin-right="0cm" fo:text-indent="0cm" style:auto-text-indent="false"/>
    </style:style>
    <style:style style:name="P58" style:family="paragraph" style:parent-style-name="Text_20_body">
      <style:paragraph-properties fo:margin-left="3cm" fo:margin-right="0cm" fo:text-indent="0cm" style:auto-text-indent="false"/>
    </style:style>
    <style:style style:name="P59" style:family="paragraph" style:parent-style-name="Text_20_body">
      <style:paragraph-properties fo:margin-left="3cm" fo:margin-right="0cm" fo:text-indent="0cm" style:auto-text-indent="false" fo:background-color="transparent">
        <style:background-image/>
      </style:paragraph-properties>
    </style:style>
    <style:style style:name="P60"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1"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2" style:family="paragraph" style:parent-style-name="Text_20_body">
      <style:paragraph-properties fo:margin-left="3.752cm" fo:margin-right="0cm" fo:text-indent="0.032cm" style:auto-text-indent="false">
        <style:tab-stops/>
      </style:paragraph-properties>
    </style:style>
    <style:style style:name="P63" style:family="paragraph" style:parent-style-name="Text_20_body">
      <style:paragraph-properties fo:margin-left="4.979cm" fo:margin-right="0cm" fo:text-indent="-1.207cm" style:auto-text-indent="false">
        <style:tab-stops/>
      </style:paragraph-properties>
    </style:style>
    <style:style style:name="P64" style:family="paragraph" style:parent-style-name="Text_20_body">
      <style:paragraph-properties fo:margin-left="3.043cm" fo:margin-right="0cm" fo:text-align="start" style:justify-single-word="false" fo:text-indent="0cm" style:auto-text-indent="false"/>
    </style:style>
    <style:style style:name="P6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6" style:family="paragraph" style:parent-style-name="Contents_20_2">
      <style:paragraph-properties>
        <style:tab-stops>
          <style:tab-stop style:position="14.589cm" style:type="right" style:leader-style="dotted" style:leader-text="."/>
        </style:tab-stops>
      </style:paragraph-properties>
    </style:style>
    <style:style style:name="P67" style:family="paragraph" style:parent-style-name="Standard" style:master-page-name="Index">
      <style:paragraph-properties style:page-number="auto"/>
    </style:style>
    <style:style style:name="P68" style:family="paragraph" style:parent-style-name="Standard" style:list-style-name="L5"/>
    <style:style style:name="P69" style:family="paragraph" style:parent-style-name="Standard" style:list-style-name="L10">
      <style:paragraph-properties fo:margin-left="5.002cm" fo:margin-right="0cm" fo:text-indent="-0.635cm" style:auto-text-indent="false"/>
    </style:style>
    <style:style style:name="P70" style:family="paragraph" style:parent-style-name="Standard" style:list-style-name="L10">
      <style:paragraph-properties fo:margin-left="5.002cm" fo:margin-right="0cm" fo:text-align="start" style:justify-single-word="false" fo:text-indent="-0.635cm" style:auto-text-indent="false"/>
    </style:style>
    <style:style style:name="P71" style:family="paragraph" style:parent-style-name="Text_20_body" style:list-style-name="L4">
      <style:paragraph-properties fo:margin-left="5.002cm" fo:margin-right="0cm" fo:text-align="start" style:justify-single-word="false" fo:text-indent="0cm" style:auto-text-indent="false"/>
    </style:style>
    <style:style style:name="P72" style:family="paragraph" style:parent-style-name="Text_20_body" style:list-style-name="L9">
      <style:paragraph-properties fo:margin-left="3.752cm" fo:margin-right="0cm" fo:text-indent="-0.032cm" style:auto-text-indent="false">
        <style:tab-stops/>
      </style:paragraph-properties>
    </style:style>
    <style:style style:name="P73" style:family="paragraph" style:parent-style-name="Text_20_body" style:list-style-name="L9">
      <style:paragraph-properties fo:margin-left="3.002cm" fo:margin-right="0cm" fo:text-indent="0cm" style:auto-text-indent="false"/>
    </style:style>
    <style:style style:name="P74" style:family="paragraph" style:parent-style-name="Text_20_body" style:list-style-name="L6">
      <style:paragraph-properties fo:margin-left="3.002cm" fo:margin-right="0cm" fo:text-indent="0cm" style:auto-text-indent="false"/>
    </style:style>
    <style:style style:name="P75" style:family="paragraph" style:parent-style-name="Text_20_body" style:list-style-name="L11">
      <style:paragraph-properties fo:margin-left="5.002cm" fo:margin-right="0cm" fo:text-indent="-0.635cm" style:auto-text-indent="false"/>
    </style:style>
    <style:style style:name="P76"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7"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8"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1">
      <style:paragraph-properties fo:margin-left="3.117cm" fo:margin-right="0cm" fo:text-indent="0cm" style:auto-text-indent="false"/>
    </style:style>
    <style:style style:name="P82" style:family="paragraph" style:parent-style-name="Text_20_body" style:list-style-name="L11">
      <style:paragraph-properties fo:margin-left="3.013cm" fo:margin-right="0cm" fo:text-indent="0cm" style:auto-text-indent="false"/>
    </style:style>
    <style:style style:name="P83" style:family="paragraph" style:parent-style-name="Text_20_body" style:list-style-name="L16">
      <style:paragraph-properties fo:margin-left="6.253cm" fo:margin-right="0cm" fo:text-indent="-0.635cm" style:auto-text-indent="false"/>
    </style:style>
    <style:style style:name="P84" style:family="paragraph" style:parent-style-name="Text_20_body" style:list-style-name="L16">
      <style:paragraph-properties fo:margin-left="3.752cm" fo:margin-right="0cm" fo:text-indent="-0.635cm" style:auto-text-indent="false"/>
    </style:style>
    <style:style style:name="P85" style:family="paragraph" style:parent-style-name="Text_20_body" style:list-style-name="L17">
      <style:paragraph-properties fo:margin-left="3cm" fo:margin-right="0cm" fo:text-indent="0cm" style:auto-text-indent="false"/>
    </style:style>
    <style:style style:name="P86" style:family="paragraph" style:parent-style-name="List" style:list-style-name="L1">
      <style:paragraph-properties fo:margin-left="3.752cm" fo:margin-right="0cm" fo:text-indent="0cm" style:auto-text-indent="false"/>
    </style:style>
    <style:style style:name="P87" style:family="paragraph" style:parent-style-name="List" style:list-style-name="L4">
      <style:paragraph-properties fo:margin-left="3.752cm" fo:margin-right="0cm" fo:text-indent="0cm" style:auto-text-indent="false"/>
    </style:style>
    <style:style style:name="P88" style:family="paragraph" style:parent-style-name="List" style:list-style-name="L5">
      <style:paragraph-properties fo:margin-left="3.752cm" fo:margin-right="0cm" fo:text-indent="0cm" style:auto-text-indent="false"/>
    </style:style>
    <style:style style:name="P89" style:family="paragraph" style:parent-style-name="List" style:list-style-name="L6">
      <style:paragraph-properties fo:margin-left="3.752cm" fo:margin-right="0cm" fo:text-indent="0cm" style:auto-text-indent="false"/>
    </style:style>
    <style:style style:name="P90" style:family="paragraph" style:parent-style-name="List" style:list-style-name="L7">
      <style:paragraph-properties fo:margin-left="3.752cm" fo:margin-right="0cm" fo:text-indent="0cm" style:auto-text-indent="false"/>
    </style:style>
    <style:style style:name="P91" style:family="paragraph" style:parent-style-name="List" style:list-style-name="L8">
      <style:paragraph-properties fo:margin-left="3.752cm" fo:margin-right="0cm" fo:text-indent="0cm" style:auto-text-indent="false"/>
    </style:style>
    <style:style style:name="P92" style:family="paragraph" style:parent-style-name="List" style:list-style-name="L15">
      <style:paragraph-properties fo:margin-left="3.752cm" fo:margin-right="0cm" fo:text-indent="0cm" style:auto-text-indent="false"/>
    </style:style>
    <style:style style:name="P93" style:family="paragraph" style:parent-style-name="List" style:list-style-name="L16">
      <style:paragraph-properties fo:margin-left="3.752cm" fo:margin-right="0cm" fo:text-indent="0cm" style:auto-text-indent="false"/>
    </style:style>
    <style:style style:name="P94" style:family="paragraph" style:parent-style-name="List" style:list-style-name="L16">
      <style:paragraph-properties fo:margin-left="2.341cm" fo:margin-right="0cm" fo:text-indent="0cm" style:auto-text-indent="false"/>
    </style:style>
    <style:style style:name="P95" style:family="paragraph" style:parent-style-name="Table_20_Contents" style:list-style-name="L2"/>
    <style:style style:name="P96" style:family="paragraph" style:parent-style-name="Table_20_Contents" style:list-style-name="L3"/>
    <style:style style:name="P97" style:family="paragraph" style:parent-style-name="Table_20_Contents" style:list-style-name="L2">
      <style:paragraph-properties fo:margin-left="1.251cm" fo:margin-right="0cm" fo:text-indent="0cm" style:auto-text-indent="false"/>
    </style:style>
    <style:style style:name="P98" style:family="paragraph" style:parent-style-name="Heading_20_1" style:master-page-name="Standard">
      <style:paragraph-properties style:page-number="auto"/>
    </style:style>
    <style:style style:name="P99" style:family="paragraph" style:parent-style-name="Heading_20_1">
      <style:paragraph-properties fo:break-before="page"/>
    </style:style>
    <style:style style:name="P100" style:family="paragraph" style:parent-style-name="Heading_20_2">
      <style:paragraph-properties fo:break-before="page"/>
    </style:style>
    <style:style style:name="P101" style:family="paragraph" style:parent-style-name="Footer" style:list-style-name="L1"/>
    <style:style style:name="P102" style:family="paragraph" style:parent-style-name="Heading_20_TOC" style:master-page-name="Index">
      <style:paragraph-properties style:page-number="auto"/>
    </style:style>
    <style:style style:name="P103" style:family="paragraph" style:parent-style-name="Heading_20_4">
      <style:paragraph-properties fo:margin-left="2.358cm" fo:margin-right="0cm" fo:text-indent="0cm" style:auto-text-indent="false"/>
    </style:style>
    <style:style style:name="P104" style:family="paragraph" style:parent-style-name="Heading_20_4">
      <style:paragraph-properties fo:margin-left="2.388cm" fo:margin-right="0cm" fo:text-indent="0cm" style:auto-text-indent="false"/>
    </style:style>
    <style:style style:name="P105" style:family="paragraph" style:parent-style-name="Heading_20_4">
      <style:paragraph-properties fo:margin-left="2.42cm" fo:margin-right="0cm" fo:text-indent="0cm" style:auto-text-indent="false"/>
    </style:style>
    <style:style style:name="P106" style:family="paragraph" style:parent-style-name="Heading_20_4">
      <style:paragraph-properties fo:margin-left="2.327cm" fo:margin-right="0cm" fo:text-indent="0cm" style:auto-text-indent="false"/>
    </style:style>
    <style:style style:name="P107" style:family="paragraph" style:parent-style-name="Heading_20_4">
      <style:paragraph-properties fo:margin-left="2.45cm" fo:margin-right="0cm" fo:text-indent="0cm" style:auto-text-indent="false"/>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9"/>
      <text:p text:style-name="P11">PacketFence<text:line-break/> – version 2.1.0</text:p>
      <text:p text:style-name="P10">Administration Guide</text:p>
      <text:p text:style-name="P3"/>
      <text:p text:style-name="P67">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Standard"/>
      <text:p text:style-name="P10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5"><text:a xlink:type="simple" xlink:href="#__RefHeading__64237_1684072385" text:style-name="Index_20_Link" text:visited-style-name="Index_20_Link">Chapter 1<text:tab/>About this Guide <text:s text:c="2"/><text:tab/>6</text:a></text:p>
          <text:p text:style-name="P66"><text:a xlink:type="simple" xlink:href="#__RefHeading__4753_400627320" text:style-name="Index_20_Link" text:visited-style-name="Index_20_Link">Other sources of information <text:s text:c="2"/><text:tab/>6</text:a></text:p>
          <text:p text:style-name="P65"><text:a xlink:type="simple" xlink:href="#__RefHeading__4755_400627320" text:style-name="Index_20_Link" text:visited-style-name="Index_20_Link">Chapter 2<text:tab/>Introduction <text:s text:c="2"/><text:tab/>7</text:a></text:p>
          <text:p text:style-name="P66"><text:a xlink:type="simple" xlink:href="#__RefHeading__4887_676192730" text:style-name="Index_20_Link" text:visited-style-name="Index_20_Link">Features <text:s text:c="2"/><text:tab/>7</text:a></text:p>
          <text:p text:style-name="P66"><text:a xlink:type="simple" xlink:href="#__RefHeading__4908_1071192008" text:style-name="Index_20_Link" text:visited-style-name="Index_20_Link">Network Integration <text:s text:c="2"/><text:tab/>9</text:a></text:p>
          <text:p text:style-name="P66"><text:a xlink:type="simple" xlink:href="#__RefHeading__4889_676192730" text:style-name="Index_20_Link" text:visited-style-name="Index_20_Link">Components <text:s text:c="2"/><text:tab/>10</text:a></text:p>
          <text:p text:style-name="P65"><text:a xlink:type="simple" xlink:href="#__RefHeading__4757_400627320" text:style-name="Index_20_Link" text:visited-style-name="Index_20_Link">Chapter 3<text:tab/>System Requirements <text:s text:c="2"/><text:tab/>11</text:a></text:p>
          <text:p text:style-name="P66"><text:a xlink:type="simple" xlink:href="#__RefHeading__7255_1795821865" text:style-name="Index_20_Link" text:visited-style-name="Index_20_Link">Assumptions <text:s text:c="2"/><text:tab/>11</text:a></text:p>
          <text:p text:style-name="P66"><text:a xlink:type="simple" xlink:href="#__RefHeading__1805_664238303" text:style-name="Index_20_Link" text:visited-style-name="Index_20_Link">Minimum Hardware Requirements <text:s text:c="2"/><text:tab/>12</text:a></text:p>
          <text:p text:style-name="P66"><text:a xlink:type="simple" xlink:href="#__RefHeading__1807_664238303" text:style-name="Index_20_Link" text:visited-style-name="Index_20_Link">Operating System Requirements <text:s text:c="2"/><text:tab/>13</text:a></text:p>
          <text:p text:style-name="P65"><text:a xlink:type="simple" xlink:href="#__RefHeading__7257_1795821865" text:style-name="Index_20_Link" text:visited-style-name="Index_20_Link">Chapter 4<text:tab/>Installation <text:s text:c="2"/><text:tab/>14</text:a></text:p>
          <text:p text:style-name="P66"><text:a xlink:type="simple" xlink:href="#__RefHeading__1811_664238303" text:style-name="Index_20_Link" text:visited-style-name="Index_20_Link">OS Installation <text:s text:c="2"/><text:tab/>14</text:a></text:p>
          <text:p text:style-name="P66"><text:a xlink:type="simple" xlink:href="#__RefHeading__1813_664238303" text:style-name="Index_20_Link" text:visited-style-name="Index_20_Link">Software Download <text:s text:c="2"/><text:tab/>15</text:a></text:p>
          <text:p text:style-name="P66"><text:a xlink:type="simple" xlink:href="#__RefHeading__1815_664238303" text:style-name="Index_20_Link" text:visited-style-name="Index_20_Link">Software Installation <text:s text:c="2"/><text:tab/>15</text:a></text:p>
          <text:p text:style-name="P65"><text:a xlink:type="simple" xlink:href="#__RefHeading__1817_664238303" text:style-name="Index_20_Link" text:visited-style-name="Index_20_Link">Chapter 5<text:tab/>Configuration <text:s text:c="2"/><text:tab/>16</text:a></text:p>
          <text:p text:style-name="P66"><text:a xlink:type="simple" xlink:href="#__RefHeading__1819_664238303" text:style-name="Index_20_Link" text:visited-style-name="Index_20_Link">First Step <text:s text:c="2"/><text:tab/>16</text:a></text:p>
          <text:p text:style-name="P66"><text:a xlink:type="simple" xlink:href="#__RefHeading__4222_851406933" text:style-name="Index_20_Link" text:visited-style-name="Index_20_Link">Web-based Administration Interface <text:s text:c="2"/><text:tab/>16</text:a></text:p>
          <text:p text:style-name="P66"><text:a xlink:type="simple" xlink:href="#__RefHeading__4224_851406933" text:style-name="Index_20_Link" text:visited-style-name="Index_20_Link">Global configuration file (pf.conf) <text:s text:c="2"/><text:tab/>17</text:a></text:p>
          <text:p text:style-name="P66"><text:a xlink:type="simple" xlink:href="#__RefHeading__1821_664238303" text:style-name="Index_20_Link" text:visited-style-name="Index_20_Link">Apache Configuration <text:s text:c="2"/><text:tab/>17</text:a></text:p>
          <text:p text:style-name="P66"><text:a xlink:type="simple" xlink:href="#__RefHeading__10325_892139441" text:style-name="Index_20_Link" text:visited-style-name="Index_20_Link">SELinux <text:s text:c="2"/><text:tab/>17</text:a></text:p>
          <text:p text:style-name="P66"><text:a xlink:type="simple" xlink:href="#__RefHeading__1823_664238303" text:style-name="Index_20_Link" text:visited-style-name="Index_20_Link">Authentication (flat file, LDAP/AD, RADIUS) <text:s text:c="2"/><text:tab/>18</text:a></text:p>
          <text:p text:style-name="P66"><text:a xlink:type="simple" xlink:href="#__RefHeading__4226_851406933" text:style-name="Index_20_Link" text:visited-style-name="Index_20_Link">Network Device Definition (switches.conf) <text:s text:c="2"/><text:tab/>19</text:a></text:p>
          <text:p text:style-name="P66"><text:a xlink:type="simple" xlink:href="#__RefHeading__4228_851406933" text:style-name="Index_20_Link" text:visited-style-name="Index_20_Link">Default VLAN assignment <text:s text:c="2"/><text:tab/>21</text:a></text:p>
          <text:p text:style-name="P66"><text:a xlink:type="simple" xlink:href="#__RefHeading__8290_1385082861" text:style-name="Index_20_Link" text:visited-style-name="Index_20_Link">DHCP and DNS Server Configuration (networks.conf) <text:s text:c="2"/><text:tab/>23</text:a></text:p>
          <text:p text:style-name="P66"><text:a xlink:type="simple" xlink:href="#__RefHeading__10918_1231235898" text:style-name="Index_20_Link" text:visited-style-name="Index_20_Link">Production DHCP access <text:s text:c="2"/><text:tab/>26</text:a></text:p>
          <text:p text:style-name="P66"><text:a xlink:type="simple" xlink:href="#__RefHeading__8292_1385082861" text:style-name="Index_20_Link" text:visited-style-name="Index_20_Link">Routed Networks <text:s text:c="2"/><text:tab/>29</text:a></text:p>
          <text:p text:style-name="P66"><text:a xlink:type="simple" xlink:href="#__RefHeading__24248_1038895957" text:style-name="Index_20_Link" text:visited-style-name="Index_20_Link">FreeRADIUS Configuration <text:s text:c="2"/><text:tab/>31</text:a></text:p>
          <text:p text:style-name="P66"><text:soft-page-break/><text:a xlink:type="simple" xlink:href="#__RefHeading__10089_2111357785" text:style-name="Index_20_Link" text:visited-style-name="Index_20_Link">Starting PacketFence Services <text:s text:c="2"/><text:tab/>39</text:a></text:p>
          <text:p text:style-name="P66"><text:a xlink:type="simple" xlink:href="#__RefHeading__4230_851406933" text:style-name="Index_20_Link" text:visited-style-name="Index_20_Link">Log files <text:s text:c="2"/><text:tab/>39</text:a></text:p>
          <text:p text:style-name="P65"><text:a xlink:type="simple" xlink:href="#__RefHeading__4232_851406933" text:style-name="Index_20_Link" text:visited-style-name="Index_20_Link">Chapter 6<text:tab/>Configuration by example <text:s text:c="2"/><text:tab/>41</text:a></text:p>
          <text:p text:style-name="P66"><text:a xlink:type="simple" xlink:href="#__RefHeading__4234_851406933" text:style-name="Index_20_Link" text:visited-style-name="Index_20_Link">Assumptions <text:s text:c="2"/><text:tab/>41</text:a></text:p>
          <text:p text:style-name="P66"><text:a xlink:type="simple" xlink:href="#__RefHeading__4236_851406933" text:style-name="Index_20_Link" text:visited-style-name="Index_20_Link">Network Interfaces <text:s text:c="2"/><text:tab/>43</text:a></text:p>
          <text:p text:style-name="P66"><text:a xlink:type="simple" xlink:href="#__RefHeading__4238_851406933" text:style-name="Index_20_Link" text:visited-style-name="Index_20_Link">Switch Setup <text:s text:c="2"/><text:tab/>44</text:a></text:p>
          <text:p text:style-name="P66"><text:a xlink:type="simple" xlink:href="#__RefHeading__4240_851406933" text:style-name="Index_20_Link" text:visited-style-name="Index_20_Link">switches.conf <text:s text:c="2"/><text:tab/>45</text:a></text:p>
          <text:p text:style-name="P66"><text:a xlink:type="simple" xlink:href="#__RefHeading__4242_851406933" text:style-name="Index_20_Link" text:visited-style-name="Index_20_Link">pf.conf <text:s text:c="2"/><text:tab/>45</text:a></text:p>
          <text:p text:style-name="P66"><text:a xlink:type="simple" xlink:href="#__RefHeading__4244_851406933" text:style-name="Index_20_Link" text:visited-style-name="Index_20_Link">networks.conf <text:s text:c="2"/><text:tab/>47</text:a></text:p>
          <text:p text:style-name="P66"><text:a xlink:type="simple" xlink:href="#__RefHeading__4246_851406933" text:style-name="Index_20_Link" text:visited-style-name="Index_20_Link">DHCP and DNS Server Configuration <text:s text:c="2"/><text:tab/>47</text:a></text:p>
          <text:p text:style-name="P66"><text:a xlink:type="simple" xlink:href="#__RefHeading__4248_851406933" text:style-name="Index_20_Link" text:visited-style-name="Index_20_Link">FreeRADIUS <text:s text:c="2"/><text:tab/>48</text:a></text:p>
          <text:p text:style-name="P65"><text:a xlink:type="simple" xlink:href="#__RefHeading__4785_400627320" text:style-name="Index_20_Link" text:visited-style-name="Index_20_Link">Chapter 7<text:tab/>Optional components <text:s text:c="2"/><text:tab/>50</text:a></text:p>
          <text:p text:style-name="P66"><text:a xlink:type="simple" xlink:href="#__RefHeading__10091_2111357785" text:style-name="Index_20_Link" text:visited-style-name="Index_20_Link">Blocking malicious activities with violations <text:s text:c="2"/><text:tab/>50</text:a></text:p>
          <text:p text:style-name="P66"><text:a xlink:type="simple" xlink:href="#__RefHeading__10139_2111357785" text:style-name="Index_20_Link" text:visited-style-name="Index_20_Link">Conformity Scan (Nessus) <text:s text:c="2"/><text:tab/>54</text:a></text:p>
          <text:p text:style-name="P66"><text:a xlink:type="simple" xlink:href="#__RefHeading__4823_400627320" text:style-name="Index_20_Link" text:visited-style-name="Index_20_Link">Oinkmaster <text:s text:c="2"/><text:tab/>56</text:a></text:p>
          <text:p text:style-name="P66"><text:a xlink:type="simple" xlink:href="#__RefHeading__10920_1231235898" text:style-name="Index_20_Link" text:visited-style-name="Index_20_Link">Floating Network Devices <text:s text:c="2"/><text:tab/>57</text:a></text:p>
          <text:p text:style-name="P65"><text:a xlink:type="simple" xlink:href="#__RefHeading__10792_892139441" text:style-name="Index_20_Link" text:visited-style-name="Index_20_Link">Chapter 8<text:tab/>Operating System Best Practices <text:s text:c="2"/><text:tab/>59</text:a></text:p>
          <text:p text:style-name="P66"><text:a xlink:type="simple" xlink:href="#__RefHeading__10794_892139441" text:style-name="Index_20_Link" text:visited-style-name="Index_20_Link">Iptables <text:s text:c="2"/><text:tab/>59</text:a></text:p>
          <text:p text:style-name="P66"><text:a xlink:type="simple" xlink:href="#__RefHeading__10796_892139441" text:style-name="Index_20_Link" text:visited-style-name="Index_20_Link">Log Rotations <text:s text:c="2"/><text:tab/>59</text:a></text:p>
          <text:p text:style-name="P66"><text:a xlink:type="simple" xlink:href="#__RefHeading__24252_1038895957" text:style-name="Index_20_Link" text:visited-style-name="Index_20_Link">High availability <text:s text:c="2"/><text:tab/>60</text:a></text:p>
          <text:p text:style-name="P65"><text:a xlink:type="simple" xlink:href="#__RefHeading__4791_400627320" text:style-name="Index_20_Link" text:visited-style-name="Index_20_Link">Chapter 9<text:tab/>Performance optimization <text:s text:c="2"/><text:tab/>69</text:a></text:p>
          <text:p text:style-name="P66"><text:a xlink:type="simple" xlink:href="#__RefHeading__4795_400627320" text:style-name="Index_20_Link" text:visited-style-name="Index_20_Link">MySQL optimizations <text:s text:c="2"/><text:tab/>69</text:a></text:p>
          <text:p text:style-name="P66"><text:a xlink:type="simple" xlink:href="#__RefHeading__6431_1006122953" text:style-name="Index_20_Link" text:visited-style-name="Index_20_Link">Captive portal optimizations <text:s text:c="2"/><text:tab/>73</text:a></text:p>
          <text:p text:style-name="P65"><text:a xlink:type="simple" xlink:href="#__RefHeading__4809_400627320" text:style-name="Index_20_Link" text:visited-style-name="Index_20_Link">Chapter 10<text:tab/>Frequently Asked Questions <text:s text:c="2"/><text:tab/>74</text:a></text:p>
          <text:p text:style-name="P66"><text:a xlink:type="simple" xlink:href="#__RefHeading__4811_400627320" text:style-name="Index_20_Link" text:visited-style-name="Index_20_Link">Services <text:s text:c="2"/><text:tab/>74</text:a></text:p>
          <text:p text:style-name="P66"><text:a xlink:type="simple" xlink:href="#__RefHeading__4813_400627320" text:style-name="Index_20_Link" text:visited-style-name="Index_20_Link">Web interface <text:s text:c="2"/><text:tab/>74</text:a></text:p>
          <text:p text:style-name="P66"><text:a xlink:type="simple" xlink:href="#__RefHeading__12486_1351006431" text:style-name="Index_20_Link" text:visited-style-name="Index_20_Link">Advanced features <text:s text:c="2"/><text:tab/>76</text:a></text:p>
          <text:p text:style-name="P66"><text:a xlink:type="simple" xlink:href="#__RefHeading__4815_400627320" text:style-name="Index_20_Link" text:visited-style-name="Index_20_Link">Switches <text:s text:c="2"/><text:tab/>79</text:a></text:p>
          <text:p text:style-name="P66"><text:a xlink:type="simple" xlink:href="#__RefHeading__5071_656920733" text:style-name="Index_20_Link" text:visited-style-name="Index_20_Link">Troubleshooting <text:s text:c="2"/><text:tab/>81</text:a></text:p>
          <text:p text:style-name="P65"><text:a xlink:type="simple" xlink:href="#__RefHeading__24254_1038895957" text:style-name="Index_20_Link" text:visited-style-name="Index_20_Link">Chapter 11<text:tab/>Technical introduction to VLAN mode <text:s text:c="3"/><text:tab/>83</text:a></text:p>
          <text:p text:style-name="P66"><text:a xlink:type="simple" xlink:href="#__RefHeading__15227_2111357785" text:style-name="Index_20_Link" text:visited-style-name="Index_20_Link">Introduction <text:s text:c="2"/><text:tab/>83</text:a></text:p>
          <text:p text:style-name="P66"><text:a xlink:type="simple" xlink:href="#__RefHeading__4767_400627320" text:style-name="Index_20_Link" text:visited-style-name="Index_20_Link">More on SNMP traps VLAN isolation <text:s text:c="2"/><text:tab/>85</text:a></text:p>
          <text:p text:style-name="P65"><text:soft-page-break/><text:a xlink:type="simple" xlink:href="#__RefHeading__24091_1038895957" text:style-name="Index_20_Link" text:visited-style-name="Index_20_Link">Chapter 12<text:tab/>Appendix A: Administration Tools <text:s text:c="2"/><text:tab/>87</text:a></text:p>
          <text:p text:style-name="P66"><text:a xlink:type="simple" xlink:href="#__RefHeading__4759_400627320" text:style-name="Index_20_Link" text:visited-style-name="Index_20_Link">pfcmd <text:s text:c="2"/><text:tab/>87</text:a></text:p>
          <text:p text:style-name="P66"><text:a xlink:type="simple" xlink:href="#__RefHeading__4761_400627320" text:style-name="Index_20_Link" text:visited-style-name="Index_20_Link">pfcmd_vlan <text:s text:c="2"/><text:tab/>88</text:a></text:p>
          <text:p text:style-name="P66"><text:a xlink:type="simple" xlink:href="#__RefHeading__4763_400627320" text:style-name="Index_20_Link" text:visited-style-name="Index_20_Link">Web Admin GUI <text:s text:c="2"/><text:tab/>91</text:a></text:p>
          <text:p text:style-name="P65"><text:a xlink:type="simple" xlink:href="#__RefHeading__24256_1038895957" text:style-name="Index_20_Link" text:visited-style-name="Index_20_Link">Chapter 13<text:tab/>Appendix B: Legacy FreeRADIUS 1.x configuration <text:s text:c="2"/><text:tab/>92</text:a></text:p>
          <text:p text:style-name="P65"><text:a xlink:type="simple" xlink:href="#__RefHeading__4829_400627320" text:style-name="Index_20_Link" text:visited-style-name="Index_20_Link">Chapter 14<text:tab/>Additional Information <text:s text:c="2"/><text:tab/>96</text:a></text:p>
          <text:p text:style-name="P65"><text:a xlink:type="simple" xlink:href="#__RefHeading__4831_400627320" text:style-name="Index_20_Link" text:visited-style-name="Index_20_Link">Chapter 15<text:tab/>Commercial Support and Contact Information <text:s text:c="2"/><text:tab/>97</text:a></text:p>
          <text:p text:style-name="P65"><text:a xlink:type="simple" xlink:href="#__RefHeading__4833_400627320" text:style-name="Index_20_Link" text:visited-style-name="Index_20_Link">Chapter 16<text:tab/>GNU Free Documentation License <text:s text:c="2"/><text:tab/>98</text:a></text:p>
        </text:index-body>
      </text:table-of-content>
      <text:p text:style-name="Standard"/>
      <text:list xml:id="list178513268" text:style-name="Outline">
        <text:list-item>
          <text:h text:style-name="P98"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1395197433"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2075855980"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111184193"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6"><text:span text:style-name="T9">❏<text:tab/></text:span><text:span text:style-name="T3">Out of band</text:span></text:p>
      <text:p text:style-name="P17"><text:tab/>PacketFence's operation is completely out of band which allows the solution to scale geographically and to be more resilient to failures.</text:p>
      <text:p text:style-name="P17"/>
      <text:p text:style-name="P16"><text:span text:style-name="T9">❏<text:tab/></text:span><text:span text:style-name="T3">Voice over IP (VoIP) support.</text:span></text:p>
      <text:p text:style-name="P17"><text:tab/>Also called IP Telephony (IPT), VoIP is fully supported (even in heterogeneous environments) for multiple switch vendors (Cisco, Edge-Core, HP, LinkSys, Nortel Networks and many more).</text:p>
      <text:p text:style-name="P17"/>
      <text:p text:style-name="P19">❏<text:tab/>802.1X</text:p>
      <text:p text:style-name="P16"><text:span text:style-name="T9"><text:tab/></text:span><text:span text:style-name="T3">802.1X wireless and wired is supported through a </text:span><text:a xlink:type="simple" xlink:href="http://freeradius.org/">FreeRADIUS</text:a><text:span text:style-name="T3"> module.</text:span></text:p>
      <text:p text:style-name="P17"/>
      <text:p text:style-name="P16"><text:span text:style-name="T9">❏<text:tab/></text:span><text:span text:style-name="T3">Wireless integration</text:span></text:p>
      <text:p text:style-name="P16"><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7"/>
      <text:p text:style-name="P16"><text:span text:style-name="T9">❏<text:tab/></text:span><text:span text:style-name="T3">Registration</text:span></text:p>
      <text:p text:style-name="P17"><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7"/>
      <text:p text:style-name="P16"><text:span text:style-name="T9">❏<text:tab/></text:span><text:span text:style-name="T3">Detection of abnormal network activities</text:span></text:p>
      <text:p text:style-name="P16"><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7"/>
      <text:p text:style-name="P16"><text:span text:style-name="T9">❏<text:tab/></text:span><text:span text:style-name="T3">Proactive vulnerability scans</text:span></text:p>
      <text:p text:style-name="P16"><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7"/>
      <text:p text:style-name="P16"><text:span text:style-name="T9">❏<text:tab/></text:span><text:span text:style-name="T3">Isolation of problematic devices</text:span></text:p>
      <text:p text:style-name="P17"><text:tab/>PacketFence supports several isolation techniques, including VLAN isolation with VoIP support (even in heterogeneous environments) for multiple switch vendors.</text:p>
      <text:p text:style-name="P17"/>
      <text:p text:style-name="P16">❏<text:tab/>Remediation through a captive portal</text:p>
      <text:p text:style-name="P16"><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6"/>
      <text:p text:style-name="P16">❏<text:tab/>Command-line and Web-based management</text:p>
      <text:p text:style-name="P16"><text:tab/>Web-based and command-line interfaces for all management tasks.</text:p>
      <text:p text:style-name="P43"/>
      <text:p text:style-name="P14"><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728500003" text:continue-numbering="true" text:style-name="Outline">
        <text:list-item>
          <text:list>
            <text:list-item>
              <text:h text:style-name="P100"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107315347" text:continue-numbering="true" text:style-name="Outline">
        <text:list-item>
          <text:list>
            <text:list-item>
              <text:h text:style-name="P100"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915570969"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394441682" text:style-name="L1">
        <text:list-header>
          <text:p text:style-name="P86">❏<text:tab/>Database server (MySQL)</text:p>
          <text:p text:style-name="P86">❏<text:tab/>Web server (Apache)</text:p>
          <text:p text:style-name="P101"/>
          <text:p text:style-name="P101">Depending on your setup you may have to install additional components like:</text:p>
          <text:p text:style-name="P86">❏<text:tab/>DHCP server (ISC DHCP)</text:p>
          <text:p text:style-name="P86">❏<text:tab/>DNS server (BIND)</text:p>
          <text:p text:style-name="P86">❏<text:tab/>RADIUS server (FreeRADIUS)</text:p>
        </text:list-header>
      </text:list>
      <text:p text:style-name="P16">❏<text:tab/>NIDS (Snort)</text:p>
      <text:p text:style-name="P43"/>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284578301" text:continue-list="list1915570969" text:style-name="Outline">
        <text:list-item>
          <text:list>
            <text:list-item>
              <text:h text:style-name="P100"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472696158" text:style-name="L2">
              <text:list-header>
                <text:p text:style-name="P95">◾ Intel or AMD CPU 3 GHz</text:p>
              </text:list-header>
            </text:list>
            <text:list xml:id="list642703748" text:style-name="L3">
              <text:list-header>
                <text:p text:style-name="P96">◾ 2048 MB of RAM</text:p>
              </text:list-header>
            </text:list>
            <text:list xml:id="list465056111" text:continue-list="list472696158" text:style-name="L2">
              <text:list-header>
                <text:p text:style-name="P95">◾ 20 GB of disk space (RAID 1)</text:p>
                <text:p text:style-name="P95">◾ 1 Network card</text:p>
                <text:list>
                  <text:list-item>
                    <text:list>
                      <text:list-item>
                        <text:p text:style-name="P97"><text:s/>+ 1 for high-availability</text:p>
                      </text:list-item>
                      <text:list-item>
                        <text:p text:style-name="P97"><text:s/>+ 1 for intrusion detection</text:p>
                      </text:list-item>
                    </text:list>
                  </text:list-item>
                </text:list>
              </text:list-header>
            </text:list>
          </table:table-cell>
        </table:table-row>
      </table:table>
      <text:p text:style-name="Standard"/>
      <text:list xml:id="list715720639" text:continue-list="list1284578301" text:style-name="Outline">
        <text:list-item>
          <text:list>
            <text:list-item>
              <text:h text:style-name="P100"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807018368" text:style-name="L4">
        <text:list-header>
          <text:p text:style-name="P87">❏<text:tab/>Red Hat Enterprise Linux 5.x Server</text:p>
          <text:p text:style-name="P71">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87"/>
          <text:p text:style-name="P87">❏<text:tab/>Community ENTerprise Operating System (CentOS) 5.x</text:p>
        </text:list-header>
      </text:list>
      <text:p text:style-name="P56">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6">❏<text:tab/>Web server</text:p>
      <text:p text:style-name="P16">❏<text:tab/>DHCP server</text:p>
      <text:p text:style-name="P16">❏<text:tab/>DNS server</text:p>
      <text:p text:style-name="P16">❏<text:tab/>Snort (Network IDS)</text:p>
      <text:p text:style-name="P16"/>
      <text:p text:style-name="P49">Make sure that all the other services are automatically started by your operating system!</text:p>
      <text:p text:style-name="Text_20_body"/>
      <text:list xml:id="list271527321" text:continue-list="list715720639"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515072314"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424361597" text:style-name="L5">
        <text:list-header>
          <text:p text:style-name="P88">❏<text:tab/>Enable Firewall</text:p>
          <text:p text:style-name="P88">❏<text:tab/>Disable SELinux</text:p>
          <text:p text:style-name="P68"/>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3">rpm -import http://dag.wieers.com/rpm/packages/RPM-GPG-KEY.dag.txt</text:p>
      <text:p text:style-name="P51"/>
      <text:p text:style-name="P51">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317433414" text:continue-list="list1515072314" text:style-name="Outline">
        <text:list-item>
          <text:list>
            <text:list-item>
              <text:h text:style-name="P100"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6">❏<text:tab/>very easy installation</text:p>
      <text:p text:style-name="P16">❏<text:tab/>everything is packaged as RPM (no more CPAN hassle)</text:p>
      <text:p text:style-name="P16">❏<text:tab/>easy upgrade</text:p>
      <text:list xml:id="list2112148092"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0">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78951829" text:continue-numbering="true" text:style-name="Outline">
        <text:list-item>
          <text:h text:style-name="P99"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376938698"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1490076778"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1124254674"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1">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997834107"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1">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08691421"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1">Even if this feature may be wanted by some organizations, PacketFence will not run properly if SELinux is set to enforced. <text:s/>You will need to explicitly disable it in the <text:span text:style-name="Code_20__28_inline_29_">/etc/selinux/config</text:span> file.</text:p>
      <text:list xml:id="list626267292" text:continue-numbering="true" text:style-name="Outline">
        <text:list-item>
          <text:list>
            <text:list-item>
              <text:h text:style-name="P100"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2">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1">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67677192"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6">❏<text:tab/>List of VLANs managed by PacketFence</text:p>
      <text:list xml:id="list2180039334" text:style-name="L6">
        <text:list-header>
          <text:p text:style-name="P89">❏<text:tab/>Default SNMP read/write communities for the switches</text:p>
          <text:p text:style-name="P89">❏<text:tab/>Default working mode (see note about working mode below)</text:p>
        </text:list-header>
      </text:list>
      <text:p text:style-name="Text_20_body">and a switch section for each switch (managed by PacketFence) including:</text:p>
      <text:list xml:id="list1281290966" text:style-name="L7">
        <text:list-header>
          <text:p text:style-name="P90">❏<text:tab/>Switch IP</text:p>
          <text:p text:style-name="P90">❏<text:tab/>Switch vendor/type</text:p>
          <text:p text:style-name="P90">❏<text:tab/>Switch uplink ports (trunks and non-managed ports)</text:p>
          <text:p text:style-name="P90">❏<text:tab/>per-switch re-definition of the vlans (if required)</text:p>
        </text:list-header>
      </text:list>
      <text:p text:style-name="Text_20_body"/>
      <text:p text:style-name="Heading_20_3">Working modes</text:p>
      <text:p text:style-name="Text_20_body">There are three different working modes:</text:p>
      <text:list xml:id="list1417442988" text:style-name="L8">
        <text:list-header>
          <text:p text:style-name="P91">❏<text:tab/>Testing: pfsetvlan writes in the log files what it would normally do, but it doesn't do anything.</text:p>
          <text:p text:style-name="P91">❏<text:tab/>Registration: pfsetvlan automatically-register all MAC addresses seen on the switch ports. As in testing mode, no VLAN changes are done.</text:p>
          <text:p text:style-name="P91">❏<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3"/>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642371176" text:continue-list="list67677192"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A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AES</text:p>
      <text:p text:style-name="P35">SNMPPrivPasswordWrite = privpwdwrite</text:p>
      <text:p text:style-name="Heading_20_3"/>
      <text:list xml:id="list142716058"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247691249"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127147130"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219218218"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2">❏<text:tab/>network: Network subnet</text:p>
      <text:p text:style-name="P21">❏<text:tab/>netmask: Network mask</text:p>
      <text:p text:style-name="P21">❏<text:tab/>gateway: PacketFence IP address in this network</text:p>
      <text:p text:style-name="P63">❏<text:tab/>pf_gateway: used only with routed networks; IP address of the router in this network (This is used to create static routes to the routed networks). See the <text:a xlink:type="simple" xlink:href="#5.6.Routed Networks|outline">Routed Networks section</text:a>)</text:p>
      <text:p text:style-name="P21">❏<text:tab/>domain-name: DNS name </text:p>
      <text:p text:style-name="P21">❏<text:tab/>dns: PacketFence IP address in this network</text:p>
      <text:p text:style-name="P21">❏<text:tab/>dhcp_start: starting IP address of the DHCP scope</text:p>
      <text:p text:style-name="P21">❏<text:tab/>dhcp_end: ending IP address of the DHCP scope</text:p>
      <text:p text:style-name="P21"><text:soft-page-break/>❏<text:tab/>dhcp_default_lease_time: default DHCP lease time</text:p>
      <text:p text:style-name="P21">❏<text:tab/>dhcp_max_lease_time: maximum DHCP lease time </text:p>
      <text:p text:style-name="P21">❏<text:tab/>type: registration or isolation</text:p>
      <text:list xml:id="list506909040" text:style-name="L9">
        <text:list-header>
          <text:p text:style-name="P72">❏<text:tab/>named: Is PacketFence the DNS for this network ? (Enabled/Disabled) set it to <text:tab/>enabled</text:p>
          <text:p text:style-name="P72">❏<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conf/dhcpd.conf </text:span>using <text:span text:style-name="Code_20__28_inline_29_">conf/templates/dhcpd_vlan.conf</text:span> as a template.</text:p>
      <text:p text:style-name="P51">The DNS configuration files are generated this way:</text:p>
      <text:p text:style-name="P15">❏<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6">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4">; This file is generated from a template at %%template%%<text:line-break/>; Any changes made to this file will be lost on restart </text:p>
      <text:p text:style-name="P34"/>
      <text:p text:style-name="P34">$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4"><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1"/>
      <text:p text:style-name="P30"><text:soft-page-break/>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676789816" text:continue-numbering="true" text:style-name="L9">
        <text:list-header>
          <text:p text:style-name="P73"/>
        </text:list-header>
      </text:list>
      <text:list xml:id="list943697495" text:continue-list="list219218218"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text:soft-page-break/>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text:soft-page-break/>[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767719865" text:continue-numbering="true" text:style-name="Outline">
        <text:list-item>
          <text:list>
            <text:list-item>
              <text:h text:style-name="P100"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4">[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4"/>
      <text:p text:style-name="P34">[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4"/>
      <text:p text:style-name="P34">[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4"/>
      <text:p text:style-name="P34">[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96674374"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6">❏<text:tab/>freeradius2</text:p>
      <text:p text:style-name="P16">❏<text:tab/>freeradius2-perl</text:p>
      <text:p text:style-name="P16">❏<text:tab/>freeradius2-utils</text:p>
      <text:p text:style-name="Text_20_body"/>
      <text:list xml:id="list1887009227" text:continue-numbering="true" text:style-name="Outline">
        <text:list-item>
          <text:list>
            <text:list-item>
              <text:list>
                <text:list-item>
                  <text:list>
                    <text:list-item>
                      <text:h text:style-name="P103"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36233788" text:continue-numbering="true" text:style-name="Outline">
        <text:list-item>
          <text:list>
            <text:list-item>
              <text:list>
                <text:list-item>
                  <text:list>
                    <text:list-item>
                      <text:h text:style-name="P10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1821845356" text:continue-numbering="true" text:style-name="Outline">
        <text:list-item>
          <text:list>
            <text:list-item>
              <text:list>
                <text:list-item>
                  <text:list>
                    <text:list-item>
                      <text:h text:style-name="P103"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text:soft-pag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43713861" text:continue-numbering="true" text:style-name="Outline">
        <text:list-item>
          <text:list>
            <text:list-item>
              <text:list>
                <text:list-item>
                  <text:list>
                    <text:list-item>
                      <text:h text:style-name="P103"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837897094" text:continue-numbering="true" text:style-name="Outline">
        <text:list-item>
          <text:list>
            <text:list-item>
              <text:list>
                <text:list-item>
                  <text:list>
                    <text:list-item>
                      <text:h text:style-name="P105"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text:soft-page-break/>DEFAULT EAP-Message !* "", Auth-Type := Accept</text:p>
      <text:p text:style-name="P49">Comment or delete all other statements.</text:p>
      <text:p text:style-name="Text_20_body"/>
      <text:list xml:id="list696839974" text:continue-numbering="true" text:style-name="Outline">
        <text:list-item>
          <text:list>
            <text:list-item>
              <text:list>
                <text:list-item>
                  <text:list>
                    <text:list-item>
                      <text:h text:style-name="P103"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771770422" text:continue-numbering="true" text:style-name="Outline">
        <text:list-item>
          <text:list>
            <text:list-item>
              <text:list>
                <text:list-item>
                  <text:list>
                    <text:list-item>
                      <text:h text:style-name="P104" text:outline-level="4"/>
                    </text:list-item>
                    <text:list-item>
                      <text:h text:style-name="P104"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text:soft-pag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Standard"><text:s/></text:p>
      <text:list xml:id="list1702392816" text:continue-numbering="true" text:style-name="Outline">
        <text:list-item>
          <text:list>
            <text:list-item>
              <text:list>
                <text:list-item>
                  <text:list>
                    <text:list-item>
                      <text:h text:style-name="P103"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text:soft-page-break/>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oft-page-break/><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cups options = raw</text:p>
      <text:p text:style-name="Code">idmap uid = 10000-45000<text:line-break/>idmap gid = 10000-45000</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402084026"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053326015" text:continue-numbering="true" text:style-name="Outline">
        <text:list-item>
          <text:list>
            <text:list-item>
              <text:list>
                <text:list-item>
                  <text:list>
                    <text:list-item>
                      <text:h text:style-name="Heading_20_4" text:outline-level="4"><text:soft-page-break/>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753286379"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text:soft-page-break/>You may verify using the <text:span text:style-name="Code_20__28_inline_29_">chkconfig</text:span> command that the PacketFence service is automatically started at boot time.</text:p>
      <text:list xml:id="list278727283"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18265769" text:continue-numbering="true" text:style-name="Outline">
        <text:list-item>
          <text:h text:style-name="P99"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481060603"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8">❏<text:tab/>There are two different types of manageable switches in our network: Cisco Catalyst 2900XL and Cisco Catalyst 2960</text:p>
      <text:p text:style-name="P16">❏<text:tab/>VLAN 1 is the “regular” VLAN</text:p>
      <text:p text:style-name="P16">❏<text:tab/>VLAN 2 is the registration VLAN (unregistered devices will be put in this VLAN)</text:p>
      <text:p text:style-name="P16">❏<text:tab/>VLAN 3 is the isolation VLAN (isolated devices will be put in this VLAN)</text:p>
      <text:p text:style-name="P16">❏<text:tab/>VLANs 2 and 3 are spanned throughout the network</text:p>
      <text:p text:style-name="P16">❏<text:tab/>VLAN 4 is the MAC detection VLAN (empty VLAN)</text:p>
      <text:p text:style-name="P16">❏<text:tab/>VLAN 4 must be defined on all the switches that do not support port-security (in our example Catalyst 2900XL do not support port-security with static MAC address). No need to put it in the trunk port.</text:p>
      <text:p text:style-name="P16">❏<text:tab/>We want to isolate computers using Limewire (peer-to-peer software)</text:p>
      <text:p text:style-name="P16">❏<text:tab/>We use Snort as NIDS</text:p>
      <text:p text:style-name="P16">❏<text:tab/>The traffic monitored by Snort is spanned on eth1</text:p>
      <text:p text:style-name="P16">❏<text:tab/>The DHCP server on the PacketFence box that will take care of IP address distribution in VLANs 2 and 3</text:p>
      <text:p text:style-name="P16">❏<text:tab/>The DNS server on the PacketFence box that will take care of domain resolution in VLANs 2 and 3</text:p>
      <text:p text:style-name="P16">❏<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list xml:id="list1267761808"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5">❏<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4">❏<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4">❏<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4">❏<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298099664"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85337470"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105920236"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2088579809"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4">[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4"/>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1351294143" text:continue-numbering="true" text:style-name="Outline">
        <text:list-item>
          <text:list>
            <text:list-item>
              <text:h text:style-name="Heading_20_2" text:outline-level="2"><text:bookmark text:name="__RefHeading__4246_851406933"/><text:soft-page-break/>DHCP and DNS Server Configuration<text:bookmark-end text:name="__RefHeading__4246_851406933"/></text:h>
            </text:list-item>
          </text:list>
        </text:list-item>
      </text:list>
      <text:p text:style-name="Heading_20_3">conf/templates/named-registration.ca</text:p>
      <text:p text:style-name="P34">; This file is generated from a template at %%template%%<text:line-break/>; Any changes made to this file will be lost on restart </text:p>
      <text:p text:style-name="P34"/>
      <text:p text:style-name="P34">$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4"><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1"/>
      <text:p text:style-name="P30">conf/templates/named-isolation.ca</text:p>
      <text:p text:style-name="P34">;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1"/>
      <text:list xml:id="list771748871"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31"/>
      <text:list xml:id="list1340185159"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894132072" text:continue-numbering="true" text:style-name="Outline">
        <text:list-item>
          <text:list>
            <text:list-item>
              <text:list>
                <text:list-item>
                  <text:list>
                    <text:list-item>
                      <text:h text:style-name="P106"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945310540" text:continue-numbering="true" text:style-name="Outline">
        <text:list-item>
          <text:list>
            <text:list-item>
              <text:list>
                <text:list-item>
                  <text:list>
                    <text:list-item>
                      <text:h text:style-name="P103"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1"/>
      <text:p text:style-name="P51"/>
      <text:p text:style-name="P51"/>
      <text:p text:style-name="P51">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2"/>
      <text:p text:style-name="P20"><text:span text:style-name="T9">❏<text:tab/></text:span><text:span text:style-name="Code_20__28_inline_29_">[1234]</text:span>: violation ID. Any integer except 1200000-120099 which is reserved for required administration violations.</text:p>
      <text:p text:style-name="P20"><text:span text:style-name="T9">❏<text:tab/></text:span><text:span text:style-name="Code_20__28_inline_29_">desc</text:span>: single line description of violation</text:p>
      <text:p text:style-name="P20"><text:span text:style-name="T9">❏<text:tab/></text:span><text:span text:style-name="Code_20__28_inline_29_">priority</text:span>: range 1-10, with 1 the higest priority and 10 the lowest. Higher priority violations will be addressed first if a host has more than one.</text:p>
      <text:p text:style-name="P20"><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0"><text:span text:style-name="T9">❏<text:tab/></text:span><text:span text:style-name="Code_20__28_inline_29_">redirect_url</text:span>: The user is redirected to this URL after he re-enabled his network access on the remediation page.</text:p>
      <text:p text:style-name="P20"><text:span text:style-name="T9">❏<text:tab/></text:span><text:span text:style-name="T11">disable</text:span>: if disable is set to 'Y', this violation is disabled and no additional violations of this type will be added.</text:p>
      <text:p text:style-name="P20"><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0"><text:span text:style-name="T9">❏<text:tab/></text:span><text:span text:style-name="T11">actions</text:span>: this is the list of actions that will be executed on a violation addition. The actions can be:</text:p>
      <text:list xml:id="list131313526" text:style-name="L10">
        <text:list-item>
          <text:p text:style-name="P69"><text:span text:style-name="T11">log</text:span>: log a message to the file specified in <text:span text:style-name="T11">[alerting].log</text:span></text:p>
        </text:list-item>
        <text:list-item>
          <text:p text:style-name="P69"><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69"><text:span text:style-name="T11">trap</text:span>: isolate the host and place them in violation. It opens a violation and leaves it open. If trap is not there, a violation is opened and then automatically closed</text:p>
        </text:list-item>
        <text:list-item>
          <text:p text:style-name="P69"><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69"><text:span text:style-name="T11">external: e</text:span>xecute an external command, specified in <text:span text:style-name="T11">[paths].externalapi</text:span></text:p>
        </text:list-item>
      </text:list>
      <text:p text:style-name="P46"><text:span text:style-name="T9">❏<text:tab/></text:span><text:span text:style-name="T11">vlan: </text:span><text:span text:style-name="T6">Destination VLAN where PacketFence should put the client when a violation of this<text:tab/> type is open. The VLAN value can be:</text:span></text:p>
      <text:list xml:id="list2108363416" text:continue-numbering="true" text:style-name="L10">
        <text:list-item>
          <text:p text:style-name="P70"><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69"><text:span text:style-name="T11">registrationVlan</text:span><text:span text:style-name="T6">: Registration VLAN as specified in </text:span><text:span text:style-name="T11">switches.conf</text:span><text:span text:style-name="T6">.</text:span></text:p>
        </text:list-item>
        <text:list-item>
          <text:p text:style-name="P69"><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6"><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47"/>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6">vlan=isolationVlan</text:p>
      <text:p text:style-name="P36">whitelisted_categories=</text:p>
      <text:p text:style-name="P48"/>
      <text:p text:style-name="P46"><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6"><text:soft-page-break/><text:span text:style-name="T9">❏<text:tab/></text:span><text:span text:style-name="T11">auto_enable</text:span>: specifies if a host can self remediate the violation (enable network button) or if they can not and must call the help desk.</text:p>
      <text:p text:style-name="P46"><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6"><text:span text:style-name="T9">❏<text:tab/></text:span><text:span text:style-name="T11">button_text</text:span>: text displayed on the violation form to hosts.</text:p>
      <text:p text:style-name="P46"><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994411707" text:continue-list="list945310540" text:style-name="Outline">
        <text:list-item>
          <text:list>
            <text:list-item>
              <text:h text:style-name="P100"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6">❏<text:tab/>openssl-devel</text:p>
      <text:p text:style-name="P46">❏<text:tab/>perl-IO-Socket-SSL</text:p>
      <text:p text:style-name="P46">❏<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570473090" text:continue-numbering="true" text:style-name="Outline">
        <text:list-item>
          <text:list>
            <text:list-item>
              <text:h text:style-name="P100" text:outline-level="2"><text:bookmark text:name="__RefHeading__4823_400627320"/>Oinkmaster<text:bookmark-end text:name="__RefHeading__4823_400627320"/></text:h>
            </text:list-item>
          </text:list>
        </text:list-item>
      </text:list>
      <text:p text:style-name="P51">Oinkmaster is a perl script that enables the possibility to update the different snort rules very easily. <text:s/>It is simple to use, and install. <text:s/>This section will show you how to implement Oinkmaster to work with PacketFence and Snort.</text:p>
      <text:p text:style-name="P51"><text:span text:style-name="Code_20__28_inline_29_"><text:span text:style-name="T20"/></text:span></text:p>
      <text:p text:style-name="P51"><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1"><text:span text:style-name="Code_20__28_inline_29_"/></text:p>
      <text:p text:style-name="P29"><text:span text:style-name="Code_20__28_inline_29_"><text:span text:style-name="T20">Configuration</text:span></text:span></text:p>
      <text:p text:style-name="P51"><text:span text:style-name="Code_20__28_inline_29_"><text:span text:style-name="T6">Here are the steps to make Oinkmaster work. <text:s/>We will assume that you already downloaded the newest oinkmaster archive :</text:span></text:span></text:p>
      <text:p text:style-name="P51"><text:span text:style-name="Code_20__28_inline_29_"><text:span text:style-name="T6"/></text:span></text:p>
      <text:p text:style-name="P23"><text:span text:style-name="Code_20__28_inline_29_"><text:span text:style-name="T6">❏<text:tab/>Untar the freshly downloaded Oinkmaster</text:span></text:span></text:p>
      <text:p text:style-name="P23"><text:span text:style-name="Code_20__28_inline_29_"><text:span text:style-name="T6">❏<text:tab/>Copy the required perl scripts into /usr/local/pf/oinkmaster. <text:s/>You need to copy over contrib and oinkmaster.pl</text:span></text:span></text:p>
      <text:p text:style-name="P24"><text:span text:style-name="Code_20__28_inline_29_"><text:span text:style-name="T6">❏<text:tab/>Copy the oinkmaster.conf provided by PacketFence (see the section above) in /usr/local/pf/conf</text:span></text:span></text:p>
      <text:p text:style-name="P25"><text:span text:style-name="Code_20__28_inline_29_"><text:span text:style-name="T6">❏<text:tab/>Modify the configuration to suit your own needs. <text:s/>Currently, the configuration file is set to fetch the bleeding rules.</text:span></text:span></text:p>
      <text:p text:style-name="P64"><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784877917" text:continue-numbering="true" text:style-name="Outline">
        <text:list-item>
          <text:list>
            <text:list-item>
              <text:h text:style-name="P100"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0">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6">❏<text:tab/>floating network devices have to be identified using their MAC address.</text:p>
      <text:p text:style-name="P16">❏<text:tab/>linkup/linkdown traps are not enabled on the switches, only port-security traps are.</text:p>
      <text:p text:style-name="P56"/>
      <text:p text:style-name="P56">When PacketFence receives a port-security trap for a floating network device, it changes the port configuration so that:</text:p>
      <text:p text:style-name="P16">❏<text:tab/>it disables port-security</text:p>
      <text:p text:style-name="P16">❏<text:tab/>it sets the PVID</text:p>
      <text:p text:style-name="P16">❏<text:tab/>it eventually sets the port as multi-vlan (trunk) and sets the tagged Vlans </text:p>
      <text:p text:style-name="P16">❏<text:tab/>it enables linkdown traps</text:p>
      <text:p text:style-name="Text_20_body"/>
      <text:p text:style-name="Text_20_body">When PF receives a linkdown trap on a port in which a floating network device was plugged, it changes the port configuration so that: </text:p>
      <text:p text:style-name="P16">❏<text:tab/>it enables port-security</text:p>
      <text:p text:style-name="P16">❏<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6">❏<text:tab/>by editing conf/floating_network_device.conf</text:p>
      <text:p text:style-name="P16">❏<text:tab/>through the Web GUI, in the Configuration -&gt; Floating Network Device tab.</text:p>
      <text:p text:style-name="P43"><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3"><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6">❏<text:tab/>MAC address</text:p>
      <text:p text:style-name="P16">❏<text:tab/>IP address (in case of a static IP)</text:p>
      <text:p text:style-name="P16">❏<text:tab/>trunkPort: yes/no. Should the port be configured as a muti-vlan port ?</text:p>
      <text:p text:style-name="P16">❏<text:tab/>pvid: Vlan in which PacketFence should put the port</text:p>
      <text:p text:style-name="P16">❏<text:tab/>taggedVlan: comma separated list of Vlans. If the port is a multi-vlan, these are the Vlans that have to be tagged on the port.</text:p>
      <text:list xml:id="list809245640" text:continue-numbering="true" text:style-name="Outline">
        <text:list-item>
          <text:h text:style-name="P99"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6">❏<text:tab/>53 (DNS), <text:span text:style-name="Code_20__28_inline_29_"><text:span text:style-name="T6">80 (HTTP), 443 (HTTPS) on eth0.2 and eth0.3</text:span></text:span></text:p>
      <text:list xml:id="list188189524" text:continue-list="list2180039334" text:style-name="L6">
        <text:list-header>
          <text:p text:style-name="P89"><text:span text:style-name="Code_20__28_inline_29_"><text:span text:style-name="T6">❏<text:tab/>162 (SNMP) and 1443 (Web Admin Interface) on eth0</text:span></text:span></text:p>
          <text:p text:style-name="P74"><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016055979" text:continue-list="list809245640"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2"><text:span text:style-name="T9">❏<text:tab/></text:span>perl-Log-Dispatcher</text:p>
      <text:p text:style-name="P22"><text:span text:style-name="T9">❏<text:tab/></text:span>perl-Log-Dispatcher-FileRotate</text:p>
      <text:p text:style-name="P22"><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421016251"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2"><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2"><text:span text:style-name="T9">❏<text:tab/></text:span>DRBD (<text:a xlink:type="simple" xlink:href="http://www.drbd.org/">www.drbd.org</text:a>): A network based raid-1.</text:p>
      <text:p text:style-name="P57"/>
      <text:p text:style-name="P57">Since PacketFence stores most of its information in a MySQL database, the two PacketFence <text:soft-page-break/>redundant servers need to share this database in a way or another.</text:p>
      <text:p text:style-name="P57"/>
      <text:p text:style-name="P57">There are different options to share the database between the two PacketFence servers:</text:p>
      <text:p text:style-name="P22"><text:span text:style-name="T9">❏<text:tab/></text:span>A local MySQL database server on each PacketFence box configured to store its databases on a remote partition (a LUN on a SAN for example) </text:p>
      <text:list xml:id="list1099431908" text:style-name="L11">
        <text:list-item>
          <text:list>
            <text:list-item>
              <text:list>
                <text:list-item>
                  <text:list>
                    <text:list-item>
                      <text:list>
                        <text:list-item>
                          <text:list>
                            <text:list-item>
                              <text:p text:style-name="P75">You have to make sure that only one database server is running at each time (don't double-mount the partition)</text:p>
                            </text:list-item>
                          </text:list>
                        </text:list-item>
                      </text:list>
                    </text:list-item>
                  </text:list>
                </text:list-item>
              </text:list>
              <text:p text:style-name="P76"><text:span text:style-name="T9">❏<text:tab/></text:span>A local MySQL database server on each PacketFence box and replication of the database partition using DRBD</text:p>
              <text:p text:style-name="P77"><text:span text:style-name="T9">❏<text:tab/></text:span>A remote MySQL database server with its own high availability setup</text:p>
              <text:p text:style-name="P81"/>
              <text:p text:style-name="P82">In this document, we describe the second option that involves DRBD.</text:p>
              <text:p text:style-name="P82"/>
              <text:p text:style-name="P82">We assume that:</text:p>
              <text:p text:style-name="P77"><text:span text:style-name="T9">❏<text:tab/></text:span>you are using RedHat Enterprise 5 or CentOS 5.</text:p>
              <text:p text:style-name="P77"><text:span text:style-name="T9">❏<text:tab/></text:span>pf1 is the first PacketFence server</text:p>
              <text:p text:style-name="P77"><text:span text:style-name="T9">❏<text:tab/></text:span>pf2 is the second PacketFence server</text:p>
              <text:p text:style-name="P77"><text:span text:style-name="T9">❏<text:tab/></text:span>PacketFence is properly configured on each server</text:p>
              <text:p text:style-name="P77"><text:span text:style-name="T9">❏<text:tab/>t</text:span>he DRBD partition is 30G long</text:p>
              <text:p text:style-name="P77"><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781484863" text:style-name="L12">
        <text:list-header>
          <text:p text:style-name="P78"><text:span text:style-name="T9">❏<text:tab/></text:span>reduce the size of LogVol00 of 30G</text:p>
          <text:p text:style-name="P78"><text:span text:style-name="T9">❏<text:tab/></text:span>create a new partition (ext3) called mysql: 30G. You'll be asked to specify where this new partition will mounted: enter /data (or anything else that is used by Linux).</text:p>
          <text:p text:style-name="P78"><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39">global {</text:p>
      <text:p text:style-name="P39"><text:s text:c="4"/>usage-count yes;</text:p>
      <text:p text:style-name="P39">}</text:p>
      <text:p text:style-name="P39"/>
      <text:p text:style-name="P39">common {</text:p>
      <text:p text:style-name="P39"><text:s text:c="4"/>protocol C;</text:p>
      <text:p text:style-name="P39">}</text:p>
      <text:p text:style-name="P39"/>
      <text:p text:style-name="P39">resource mysql {</text:p>
      <text:p text:style-name="P39"><text:s text:c="2"/>syncer {</text:p>
      <text:p text:style-name="P39"><text:s text:c="4"/>rate 100M;</text:p>
      <text:p text:style-name="P39"><text:s text:c="4"/>al-extents 257;</text:p>
      <text:p text:style-name="P39"><text:s text:c="2"/>}</text:p>
      <text:p text:style-name="P39"/>
      <text:p text:style-name="P39"><text:s text:c="2"/>startup {</text:p>
      <text:p text:style-name="P39"><text:s text:c="4"/>degr-wfc-timeout 120; <text:s text:c="3"/># 2 minutes.</text:p>
      <text:p text:style-name="P39"><text:s text:c="2"/>}</text:p>
      <text:p text:style-name="P39"/>
      <text:p text:style-name="P39"><text:s text:c="2"/>disk {</text:p>
      <text:p text:style-name="P39"><text:s text:c="4"/>on-io-error <text:s text:c="2"/>detach;</text:p>
      <text:p text:style-name="P39"><text:s text:c="2"/>}</text:p>
      <text:p text:style-name="P39"><text:s text:c="2"/>device <text:s text:c="7"/>/dev/drbd0;</text:p>
      <text:p text:style-name="P39"><text:s text:c="2"/>disk <text:s text:c="9"/>/dev/VolGroup00/mysql;</text:p>
      <text:p text:style-name="P39"><text:s text:c="2"/>meta-disk <text:s text:c="4"/>internal;</text:p>
      <text:p text:style-name="P39"/>
      <text:p text:style-name="P39"><text:s text:c="2"/>on pf1_server_name {</text:p>
      <text:p text:style-name="P39"><text:s text:c="4"/>address <text:s text:c="4"/>x.x.x.x:7788;</text:p>
      <text:p text:style-name="P39"><text:s text:c="2"/>}</text:p>
      <text:p text:style-name="P39"/>
      <text:p text:style-name="P39"><text:s text:c="2"/>on pf2_server_name {</text:p>
      <text:p text:style-name="P39"><text:s text:c="4"/>address <text:s text:c="4"/>y.y.y.y:7788;</text:p>
      <text:p text:style-name="P39"><text:s text:c="2"/>}</text:p>
      <text:p text:style-name="P38">}</text:p>
      <text:p text:style-name="Text_20_body">where:</text:p>
      <text:list xml:id="list2132296931" text:style-name="L13">
        <text:list-header>
          <text:p text:style-name="P79"><text:soft-page-break/><text:span text:style-name="T10">❏<text:tab/></text:span><text:span text:style-name="T17">mysql</text:span> is the name of the partition you created when installing the OS</text:p>
        </text:list-header>
      </text:list>
      <text:list xml:id="list2033607723" text:style-name="L14">
        <text:list-header>
          <text:p text:style-name="P80"><text:span text:style-name="T10">❏<text:tab/></text:span><text:span text:style-name="T17">pf1_server_name</text:span> and <text:span text:style-name="T17">pf2_server_name</text:span> by the real server names.</text:p>
          <text:p text:style-name="P80"><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39">md_offset 31474053120</text:p>
      <text:p text:style-name="P39">al_offset 31474020352</text:p>
      <text:p text:style-name="P39">bm_offset 31473057792</text:p>
      <text:p text:style-name="P39"/>
      <text:p text:style-name="P39">Found ext3 filesystem which uses 30736384 kB</text:p>
      <text:p text:style-name="P39">current configuration leaves usable 30735408 kB</text:p>
      <text:p text:style-name="P39"/>
      <text:p text:style-name="P39">Device size would be truncated, which</text:p>
      <text:p text:style-name="P39">would corrupt data and result in</text:p>
      <text:p text:style-name="P39">'access beyond end of device' errors.</text:p>
      <text:p text:style-name="P39">You need to either</text:p>
      <text:p text:style-name="P39"><text:s text:c="3"/>* use external meta data (recommended)</text:p>
      <text:p text:style-name="P39"><text:s text:c="3"/>* shrink that filesystem first</text:p>
      <text:p text:style-name="P39"><text:s text:c="3"/>* zero out the device (destroy the filesystem)</text:p>
      <text:p text:style-name="P39">Operation refused.</text:p>
      <text:p text:style-name="P39"/>
      <text:p text:style-name="P39">Command 'drbdmeta 0 v08 /dev/VolGroup00/mysql internal create-md' terminated with exit code 40</text:p>
      <text:p text:style-name="P38">drbdadm create-md mysql: exited with code 40</text:p>
      <text:p text:style-name="Text_20_body"><text:s/></text:p>
      <text:p text:style-name="Text_20_body">If so, it means that you need to manually resize the partition like this:</text:p>
      <text:p text:style-name="P39">root@pf1 ~]# resize2fs -p -f /dev/VolGroup00/mysql 30735408K</text:p>
      <text:p text:style-name="P39">resize2fs 1.39 (29-May-2006)</text:p>
      <text:p text:style-name="P39">Resizing the filesystem on /dev/VolGroup00/mysql to 7683852 (4k) blocks.</text:p>
      <text:p text:style-name="P38">The filesystem on /dev/VolGroup00/mysql is now 7683852 blocks long.</text:p>
      <text:p text:style-name="Text_20_body"/>
      <text:p text:style-name="Text_20_body"><text:soft-page-break/>Then initialize the partition:</text:p>
      <text:p text:style-name="P39">[root@pf1 ~]# drbdadm create-md mysql</text:p>
      <text:p text:style-name="P39">md_offset 31474053120</text:p>
      <text:p text:style-name="P39">al_offset 31474020352</text:p>
      <text:p text:style-name="P39">bm_offset 31473057792</text:p>
      <text:p text:style-name="P39"/>
      <text:p text:style-name="P39">Found ext3 filesystem which uses 30735408 kB</text:p>
      <text:p text:style-name="P39">current configuration leaves usable 30735408 kB</text:p>
      <text:p text:style-name="P39"/>
      <text:p text:style-name="P39">Even though it looks like this would place the new meta data into</text:p>
      <text:p text:style-name="P39">unused space, you still need to confirm, as this is only a guess.</text:p>
      <text:p text:style-name="P39"/>
      <text:p text:style-name="P39">Do you want to proceed?</text:p>
      <text:p text:style-name="P39">[need to type 'yes' to confirm] yes</text:p>
      <text:p text:style-name="P39"/>
      <text:p text:style-name="P39">Writing meta data...</text:p>
      <text:p text:style-name="P39">initializing activity log</text:p>
      <text:p text:style-name="P39">NOT initialized bitmap</text:p>
      <text:p text:style-name="P38">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39">...</text:p>
      <text:p text:style-name="P39"/>
      <text:p text:style-name="P39"><text:s/>0: cs:Connected ro:Secondary/Secondary ds:Inconsistent/Inconsistent C r----</text:p>
      <text:p text:style-name="P38"><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39">...</text:p>
      <text:p text:style-name="P39"><text:s/>0: cs:Connected ro:Secondary/Secondary ds:UpToDate/UpToDate C r---</text:p>
      <text:p text:style-name="P39"><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7"><text:span text:style-name="T13">NOTE:</text:span> mysql being the name of the DRBD partition.</text:p>
      <text:p text:style-name="Text_20_body">In <text:span text:style-name="T13">/proc/drbd</text:span> you should see something like:</text:p>
      <text:p text:style-name="P39">...</text:p>
      <text:p text:style-name="P39"><text:s/>0: cs:Connected ro:Primary/Secondary ds:UpToDate/UpToDate C r----</text:p>
      <text:p text:style-name="P38"><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39">bcast eth0</text:p>
      <text:p text:style-name="P39">bcast eth1</text:p>
      <text:p text:style-name="P39">keepalive 2</text:p>
      <text:p text:style-name="P39">warntime 30</text:p>
      <text:p text:style-name="P39">deadtime 60</text:p>
      <text:p text:style-name="P39">auto_failback off</text:p>
      <text:p text:style-name="P39">initdead 120</text:p>
      <text:p text:style-name="P39">node pf1.example.org</text:p>
      <text:p text:style-name="P39">node pf2.example.org</text:p>
      <text:p text:style-name="P38">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2"><text:span text:style-name="T10">❏<text:tab/></text:span><text:span text:style-name="T17">x.x.x.x</text:span> is PF admin virtual address</text:p>
      <text:p text:style-name="P22"><text:span text:style-name="T10">❏<text:tab/></text:span><text:span text:style-name="T17">eth0.y</text:span> is the name of the NIC configuration file (<text:span text:style-name="T13">/etc/sysconfig/network-scripts/ifcfg_eth0.y</text:span>) dedicated to IP address in vlan y (registration for example).</text:p>
      <text:p text:style-name="P22"><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39">case "$2" in</text:p>
      <text:p text:style-name="P39"><text:soft-page-break/><text:s text:c="8"/>start)</text:p>
      <text:p text:style-name="P39"><text:s text:c="16"/>echo -n "Mounting $1"</text:p>
      <text:p text:style-name="P39"><text:s text:c="16"/>/sbin/ifup $1</text:p>
      <text:p text:style-name="P39"><text:s text:c="16"/>echo "."</text:p>
      <text:p text:style-name="P39"><text:s text:c="16"/>;;</text:p>
      <text:p text:style-name="P39"><text:s text:c="8"/>stop)</text:p>
      <text:p text:style-name="P39"><text:s text:c="16"/>echo -n "Unmounting $1"</text:p>
      <text:p text:style-name="P39"><text:s text:c="16"/>/sbin/ifdown $1</text:p>
      <text:p text:style-name="P39"><text:s text:c="16"/>echo "."</text:p>
      <text:p text:style-name="P39"><text:s text:c="16"/>;;</text:p>
      <text:p text:style-name="P39"><text:s text:c="8"/>*)</text:p>
      <text:p text:style-name="P39"><text:s text:c="16"/>echo "Usage: $0 {start|stop}"</text:p>
      <text:p text:style-name="P39"><text:s text:c="16"/>exit 1</text:p>
      <text:p text:style-name="P39"><text:s text:c="16"/>;;</text:p>
      <text:p text:style-name="P38">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39">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39">debugfile /var/log/ha-debug</text:p>
      <text:p text:style-name="P39">logfile /var/log/ha-log</text:p>
      <text:p text:style-name="Code">logfacility daemon</text:p>
      <text:p text:style-name="P54"><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65146765" text:continue-list="list1421016251" text:style-name="Outline">
        <text:list-item>
          <text:list>
            <text:list-item>
              <text:list>
                <text:list-item>
                  <text:list>
                    <text:list-item>
                      <text:h text:style-name="P106"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063157527" text:continue-numbering="true" text:style-name="Outline">
        <text:list-item>
          <text:list>
            <text:list-item>
              <text:list>
                <text:list-item>
                  <text:list>
                    <text:list-item>
                      <text:h text:style-name="P106" text:outline-level="4"/>
                    </text:list-item>
                    <text:list-item>
                      <text:h text:style-name="P106" text:outline-level="4">Heartbeat Configuration</text:h>
                    </text:list-item>
                  </text:list>
                </text:list-item>
              </text:list>
            </text:list-item>
          </text:list>
        </text:list-item>
      </text:list>
      <text:p text:style-name="P27">Add RADIUS to the managed resources :</text:p>
      <text:p text:style-name="P28">pf1.example.com Ipaddr2::x.x.x.x IfUp::eth0.y IfUp::eth0.z drbddisk::mysql Filesystem::/dev/drbd0::/var/lib/mysql::ext3 mysqld packetfence radiusd</text:p>
      <text:p text:style-name="Text_20_body"/>
      <text:list xml:id="list635267744"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7">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7">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7">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7">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7">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7">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59">We provide a script called <text:span text:style-name="T11">database-backup-and-maintenance.sh</text:span> located in <text:span text:style-name="T11">addons/</text:span> that performs this cleanup in addition to optimize tables on Sunday and daily backups.</text:p>
      <text:p text:style-name="P59"/>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5"><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014418666" text:continue-numbering="true" text:style-name="Outline">
        <text:list-item>
          <text:list>
            <text:list-item>
              <text:h text:style-name="P100" text:outline-level="2"><text:bookmark text:name="__RefHeading__6431_1006122953"/>Captive portal optimizations<text:bookmark-end text:name="__RefHeading__6431_1006122953"/></text:h>
            </text:list-item>
          </text:list>
        </text:list-item>
      </text:list>
      <text:p text:style-name="P3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5"/>
      <text:p text:style-name="Text_20_body">This will allow the following browsers to reach the captive portal:</text:p>
      <text:p text:style-name="P26">❏<text:tab/>BlackBerry</text:p>
      <text:p text:style-name="P22"><text:span text:style-name="T9">❏<text:tab/></text:span>Firefox</text:p>
      <text:p text:style-name="P26">❏<text:tab/>Google Chrome</text:p>
      <text:p text:style-name="P26">❏<text:tab/>Internet Explorer</text:p>
      <text:p text:style-name="P26">❏<text:tab/>Opera</text:p>
      <text:p text:style-name="P26">❏<text:tab/>Safari</text:p>
      <text:list xml:id="list1819984071"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1073351571"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1221464351" text:style-name="L15">
        <text:list-item>
          <text:list>
            <text:list-header>
              <text:p text:style-name="P92">❏<text:tab/>Identifier</text:p>
              <text:p text:style-name="P92">❏<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67873492" text:continue-list="list1073351571"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6"><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014406028" text:continue-numbering="true" text:style-name="Outline">
        <text:list-item>
          <text:list>
            <text:list-item>
              <text:h text:style-name="Heading_20_2" text:outline-level="2"/>
            </text:list-item>
            <text:list-item>
              <text:h text:style-name="P100"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08"><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933871479" text:style-name="L16">
        <text:list-header>
          <text:p text:style-name="P94"/>
          <text:p text:style-name="P93">❏<text:tab/>ip: switch IP address </text:p>
          <text:p text:style-name="P93">❏<text:tab/>mode </text:p>
          <text:list>
            <text:list-item>
              <text:p text:style-name="P83">testing: pfsetvlan writes in the log files what it would normally do, but it doesn't react on the traps, it does not change any VLAN.</text:p>
            </text:list-item>
            <text:list-item>
              <text:p text:style-name="P83">registration: pfsetvlan automatically register all MAC addresses seen on the switch ports. As in testing mode, no VLAN changes are done.</text:p>
            </text:list-item>
            <text:list-item>
              <text:p text:style-name="P83">production: this is the regular working mode; pfsetvlan sends the SNMP writes to change the VLAN on the switch ports.</text:p>
              <text:p text:style-name="P84"><text:span text:style-name="T13">CAUTION</text:span>: <text:span text:style-name="T16">If [trapping.testing] (see pf.conf) is enabled, PacketFence will consider that all the switches are in test whatever the working mode is !</text:span></text:p>
            </text:list-item>
          </text:list>
          <text:p text:style-name="P93">❏<text:tab/>uplink: list of ports that are NOT managed by PacketFence. All uplink ports must be defined here! </text:p>
          <text:list text:continue-numbering="true">
            <text:list-item>
              <text:p text:style-name="P83">Dynamic (default): PF queries the switch using CDP (Cisco only !!) to get the uplinks</text:p>
            </text:list-item>
            <text:list-item>
              <text:p text:style-name="P83">1,2,10001,10002,... : uplink list <text:s/>if a hub is plugged in a port, this port must be declared as uplink !!! </text:p>
            </text:list-item>
          </text:list>
          <text:p text:style-name="P93">❏<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3">Cisco::Catalyst_2960</text:p>
            </text:list-item>
            <text:list-item>
              <text:p text:style-name="P83">Extreme::Summit_X250e</text:p>
            </text:list-item>
          </text:list>
        </text:list-header>
      </text:list>
      <text:p text:style-name="Heading_20_3"/>
      <text:p text:style-name="Text_20_body"/>
      <text:p text:style-name="Heading_20_3"><text:soft-page-break/>I want to manage only some ports on a switch but not all the ports. How can I do that ?</text:p>
      <text:p text:style-name="P61">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0"/>
      <text:p text:style-name="Text_20_body"/>
      <text:list xml:id="list1607577205" text:continue-list="list1014406028" text:style-name="Outline">
        <text:list-item>
          <text:list>
            <text:list-item>
              <text:h text:style-name="P100"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268976023" text:continue-list="list933871479" text:style-name="L16">
        <text:list-header>
          <text:p text:style-name="P93">❏<text:tab/><text:span text:style-name="T11">admin_error_log</text:span></text:p>
          <text:p text:style-name="P93">❏<text:tab/><text:span text:style-name="T11">error_log</text:span></text:p>
          <text:p text:style-name="P93">❏<text:tab/><text:span text:style-name="T11">packetfence.log</text:span></text:p>
          <text:p text:style-name="P94"/>
        </text:list-header>
      </text:list>
      <text:p text:style-name="Heading_20_3">When I plug a computer in a switch, it does not get a network access</text:p>
      <text:list xml:id="list1585079768" text:continue-numbering="true" text:style-name="L16">
        <text:list-header>
          <text:p text:style-name="P93">❏<text:tab/>Make sure PF gets traps from that switch</text:p>
          <text:p text:style-name="P93">❏<text:tab/>Make sure PF reacts when it receives traps from that switch: look into <text:span text:style-name="T11">/usr/local/pf/logs/packetfence.log</text:span></text:p>
          <text:p text:style-name="P94"/>
        </text:list-header>
      </text:list>
      <text:p text:style-name="Heading_20_3">How to make sure PacketFence gets traps from a switch ?</text:p>
      <text:p text:style-name="P16">❏<text:tab/>Make sure network connectivity is fine between the switch and PF</text:p>
      <text:p text:style-name="P16">❏<text:tab/>Make sure port 162 (UDP) is open on the PF server</text:p>
      <text:p text:style-name="P16">❏<text:tab/>Make sure you define PF as a trap receiver in the switch</text:p>
      <text:p text:style-name="P16">❏<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1346161172" text:style-name="L17">
        <text:list-header>
          <text:p text:style-name="P85">- Is the new Vlan defined in the switch ?</text:p>
          <text:p text:style-name="P85"/>
        </text:list-header>
      </text:list>
      <text:p text:style-name="Heading_20_3">How do I configure a client to do Wired 802.1X?</text:p>
      <text:p text:style-name="Text_20_body"><office:annotation><dc:creator>Olivier Bilodeau</dc:creator><dc:date>2010-12-13T17:55:44</dc:date><text:p text:style-name="P108"><text:span text:style-name="T22">TODO</text:span></text:p><text:p text:style-name="P108"><text:span text:style-name="T22">Concepts (PEAP/MSCHAPv2, ...)</text:span></text:p><text:p text:style-name="P108"><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08"><text:span text:style-name="T23">TODO</text:span></text:p><text:p text:style-name="P108"><text:span text:style-name="T23">Concepts (PEAP/MSCHAPv2, ...)</text:span></text:p><text:p text:style-name="P108"><text:span text:style-name="T23">Instructions Win, Mac OS X, Ubuntu (Network Manager)</text:span></text:p></office:annotation>To be contributed...</text:p>
      <text:list xml:id="list111674236" text:continue-list="list1607577205"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P6"/>
      <text:p text:style-name="Heading_20_3"><text:bookmark text:name="__RefHeading__3833_207050735"/>VLAN assignment techniques<text:bookmark-end text:name="__RefHeading__3833_207050735"/></text:p>
      <text:list xml:id="list1366315116" text:continue-numbering="true" text:style-name="Outline">
        <text:list-item>
          <text:list>
            <text:list-item>
              <text:list>
                <text:list-item>
                  <text:list>
                    <text:list-item>
                      <text:h text:style-name="P107"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p text:style-name="P6"/>
      <text:list xml:id="list1973655383" text:continue-numbering="true" text:style-name="Outline">
        <text:list-item>
          <text:list>
            <text:list-item>
              <text:list>
                <text:list-item>
                  <text:list>
                    <text:list-item>
                      <text:h text:style-name="P105"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8">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404265014" text:continue-numbering="true" text:style-name="Outline">
        <text:list-item>
          <text:list>
            <text:list-item>
              <text:list>
                <text:list-item>
                  <text:list>
                    <text:list-item>
                      <text:h text:style-name="P105" text:outline-level="4"/>
                    </text:list-item>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1201969332" text:continue-numbering="true" text:style-name="Outline">
        <text:list-item>
          <text:list>
            <text:list-item>
              <text:h text:style-name="P100" text:outline-level="2"><text:bookmark text:name="__RefHeading__4767_400627320"/><office:annotation><dc:creator>Olivier Bilodeau</dc:creator><dc:date>2010-12-14T13:47:42</dc:date><text:p text:style-name="P108"><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478033737"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580327405"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050109303"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377098970"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8">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036284635"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747116348" text:continue-numbering="true" text:style-name="Outline">
        <text:list-item>
          <text:list>
            <text:list-item>
              <text:h text:style-name="Heading_20_2" text:outline-level="2"><text:soft-page-break/></text:h>
            </text:list-item>
            <text:list-item>
              <text:h text:style-name="P100"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805714969"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2">FreeRADIUS 1.x Configuration</text:p>
      <text:p text:style-name="Text_20_body">Make sure to install the following packages:</text:p>
      <text:p text:style-name="P43">❏<text:tab/>freeradius</text:p>
      <text:p text:style-name="P43"/>
      <text:list xml:id="list1770722721"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2066529863"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2503900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502204764"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55390333"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663350121"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341505143"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604266690"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6372524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text:soft-page-break/>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970091859"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Configuration</text:chapter><text:tab/><text:page-number text:select-page="current">3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4-11T13:54:24</dc:date>
    <meta:editing-cycles>904</meta:editing-cycles>
    <meta:editing-duration>PT372H47M24S</meta:editing-duration>
    <meta:printed-by>Olivier Bilodeau</meta:printed-by>
    <meta:print-date>2010-07-14T16:24:11</meta:print-date>
    <meta:document-statistic meta:table-count="3" meta:image-count="10" meta:object-count="0" meta:page-count="94" meta:paragraph-count="1361" meta:word-count="14366" meta:character-count="101151"/>
    <meta:user-defined meta:name="Info 1"/>
    <meta:user-defined meta:name="Info 2"/>
    <meta:user-defined meta:name="Info 3"/>
    <meta:user-defined meta:name="Info 4"/>
  </office:meta>
</office:document-meta>
</file>